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466cm" fo:min-width="4.216cm"/>
      <style:paragraph-properties style:writing-mode="lr-tb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1.466cm" fo:min-width="4.316cm"/>
      <style:paragraph-properties style:writing-mode="lr-tb"/>
    </style:style>
    <style:style style:name="gr3" style:family="graphic" style:parent-style-name="standard">
      <style:graphic-properties draw:fill="solid" draw:fill-color="#780373" draw:textarea-horizontal-align="justify" draw:textarea-vertical-align="middle" draw:auto-grow-height="false" fo:min-height="1.466cm" fo:min-width="4.216cm"/>
      <style:paragraph-properties style:writing-mode="lr-tb"/>
    </style:style>
    <style:style style:name="gr4" style:family="graphic" style:parent-style-name="standard">
      <style:graphic-properties draw:fill="solid" draw:fill-color="#780373" draw:textarea-horizontal-align="justify" draw:textarea-vertical-align="middle" draw:auto-grow-height="false" fo:min-height="1.466cm" fo:min-width="4.316cm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solid" draw:fill-color="#f7d1d5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solid" draw:fill-color="#b4c7dc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3faf46" draw:marker-start-width="0.35cm" draw:marker-end="Arrow" draw:marker-end-width="0.45cm" draw:fill="solid" draw:fill-color="#ffb66c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solid" draw:fill-color="#ffb66c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8d1d75" draw:marker-start-width="0.35cm" draw:marker-end="Arrow" draw:marker-end-width="0.45cm" draw:fill="solid" draw:fill-color="#ffb66c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1.466cm" fo:min-width="4.316cm"/>
      <style:paragraph-properties style:writing-mode="lr-tb"/>
    </style:style>
    <style:style style:name="P1" style:family="paragraph">
      <style:paragraph-properties fo:text-align="center"/>
      <style:text-properties fo:font-size="12pt" style:font-size-asian="14pt" style:font-size-complex="14pt"/>
    </style:style>
    <style:style style:name="P2" style:family="paragraph">
      <loext:graphic-properties draw:fill="solid" draw:fill-color="#b4c7dc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="solid" draw:fill-color="#afd095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="solid" draw:fill-color="#780373"/>
      <style:paragraph-properties fo:text-align="center"/>
      <style:text-properties fo:font-size="12pt" style:font-size-asian="14pt" style:font-size-complex="14pt"/>
    </style:style>
    <style:style style:name="P5" style:family="paragraph">
      <loext:graphic-properties draw:fill="solid" draw:fill-color="#f7d1d5"/>
      <style:paragraph-properties fo:text-align="center"/>
    </style:style>
    <style:style style:name="P6" style:family="paragraph">
      <loext:graphic-properties draw:fill="solid" draw:fill-color="#b4c7dc"/>
      <style:paragraph-properties fo:text-align="center"/>
    </style:style>
    <style:style style:name="P7" style:family="paragraph">
      <loext:graphic-properties draw:fill="solid" draw:fill-color="#ffb66c"/>
      <style:paragraph-properties fo:text-align="center"/>
    </style:style>
    <style:style style:name="P8" style:family="paragraph">
      <style:paragraph-properties fo:text-align="center"/>
      <style:text-properties fo:color="#000000" fo:font-weight="bold" fo:background-color="transparent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0000" fo:font-weight="bold" fo:background-color="transparent" style:font-weight-asian="bold" style:font-weight-complex="bold"/>
    </style:style>
    <style:style style:name="T1" style:family="text">
      <style:text-properties style:font-size-asian="14pt" style:font-size-complex="14pt"/>
    </style:style>
    <style:style style:name="T2" style:family="text">
      <style:text-properties fo:color="#000000" fo:font-size="26pt" fo:font-weight="bold" fo:background-color="transparent" style:font-size-asian="26pt" style:font-weight-asian="bold" style:font-size-complex="26pt" style:font-weight-complex="bold"/>
    </style:style>
    <style:style style:name="T3" style:family="text">
      <style:text-properties fo:color="#000000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9cm" svg:height="1.9cm" svg:x="11.1cm" svg:y="7cm">
          <text:p text:style-name="P1"><text:span text:style-name="T1">_HashGenera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5cm" svg:height="1.9cm" svg:x="25cm" svg:y="7cm">
          <text:p text:style-name="P1"><text:span text:style-name="T1">_FieldsChec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4.9cm" svg:height="1.9cm" svg:x="4.198cm" svg:y="19.136cm">
          <text:p text:style-name="P1"><text:span text:style-name="T1">TD3CodeChec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5cm" svg:height="1.9cm" svg:x="18.098cm" svg:y="19.101cm">
          <text:p text:style-name="P1"><text:span text:style-name="T1">TD2CodeChec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8" draw:id="id8" draw:layer="layout" svg:width="5cm" svg:height="1.9cm" svg:x="32.098cm" svg:y="19.101cm">
          <text:p text:style-name="P1"><text:span text:style-name="T1">TD1CodeChec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4.9cm" svg:height="1.9cm" svg:x="4.198cm" svg:y="25.101cm">
          <text:p text:style-name="P1"><text:span text:style-name="T1">MRVACodeChec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5cm" svg:height="1.9cm" svg:x="18.098cm" svg:y="25.101cm">
          <text:p text:style-name="P1"><text:span text:style-name="T1">MRVBCodeChec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3.55cm" svg:y1="8.9cm" svg:x2="6.65cm" svg:y2="13.1cm" draw:start-shape="id1" draw:end-shape="id2" draw:end-glue-point="0" svg:d="M13550 8900v2101h-6900v2099" svg:viewBox="0 0 6901 4201">
          <text:p/>
        </draw:connector>
        <draw:connector draw:style-name="gr6" draw:text-style-name="P6" draw:layer="layout" svg:x1="13.55cm" svg:y1="8.9cm" svg:x2="20.6cm" svg:y2="13.1cm" draw:start-shape="id1" draw:start-glue-point="2" draw:end-shape="id3" draw:end-glue-point="0" svg:d="M13550 8900v2101h7050v2099" svg:viewBox="0 0 7051 4201">
          <text:p/>
        </draw:connector>
        <draw:connector draw:style-name="gr6" draw:text-style-name="P6" draw:layer="layout" svg:x1="13.55cm" svg:y1="8.9cm" svg:x2="34.6cm" svg:y2="13.1cm" draw:start-shape="id1" draw:start-glue-point="2" draw:end-shape="id4" draw:end-glue-point="0" svg:d="M13550 8900v2101h21050v2099" svg:viewBox="0 0 21051 4201">
          <text:p/>
        </draw:connector>
        <draw:connector draw:style-name="gr7" draw:text-style-name="P7" draw:layer="layout" draw:line-skew="2.862cm" svg:x1="27.5cm" svg:y1="8.9cm" svg:x2="21.448cm" svg:y2="18.873cm" draw:start-shape="id5" draw:start-glue-point="2" svg:d="M27500 8900v8100h-6052v1873" svg:viewBox="0 0 6053 9974">
          <text:p/>
        </draw:connector>
        <draw:connector draw:style-name="gr7" draw:text-style-name="P7" draw:layer="layout" draw:line-skew="2.827cm" svg:x1="27.5cm" svg:y1="8.9cm" svg:x2="7.443cm" svg:y2="18.944cm" draw:start-shape="id5" draw:start-glue-point="2" svg:d="M27500 8900v8100h-20057v1944" svg:viewBox="0 0 20058 10045">
          <text:p/>
        </draw:connector>
        <draw:connector draw:style-name="gr7" draw:text-style-name="P7" draw:layer="layout" draw:line-skew="2.844cm" svg:x1="27.5cm" svg:y1="8.9cm" svg:x2="35.418cm" svg:y2="18.909cm" draw:start-shape="id5" draw:start-glue-point="2" svg:d="M27500 8900v8100h7918v1909" svg:viewBox="0 0 7919 10010">
          <text:p/>
        </draw:connector>
        <draw:connector draw:style-name="gr8" draw:text-style-name="P7" draw:layer="layout" svg:x1="6.65cm" svg:y1="15.1cm" svg:x2="6.648cm" svg:y2="19.136cm" draw:end-shape="id6" draw:end-glue-point="0" svg:d="M6650 15100v1768h-2v2268" svg:viewBox="0 0 3 4037">
          <text:p/>
        </draw:connector>
        <draw:connector draw:style-name="gr8" draw:text-style-name="P7" draw:layer="layout" svg:x1="20.6cm" svg:y1="15cm" svg:x2="20.598cm" svg:y2="19.101cm" draw:start-shape="id3" draw:start-glue-point="2" draw:end-shape="id7" draw:end-glue-point="0" svg:d="M20600 15000v2051h-2v2050" svg:viewBox="0 0 3 4102">
          <text:p/>
        </draw:connector>
        <draw:connector draw:style-name="gr8" draw:text-style-name="P7" draw:layer="layout" svg:x1="34.6cm" svg:y1="15cm" svg:x2="34.598cm" svg:y2="19.101cm" draw:start-shape="id4" draw:start-glue-point="2" draw:end-shape="id8" draw:end-glue-point="0" svg:d="M34600 15000v2051h-2v2050" svg:viewBox="0 0 3 4102">
          <text:p/>
        </draw:connector>
        <draw:connector draw:style-name="gr9" draw:text-style-name="P7" draw:layer="layout" svg:x1="6.648cm" svg:y1="21.036cm" svg:x2="6.648cm" svg:y2="25.101cm" draw:start-shape="id6" draw:start-glue-point="2" draw:end-shape="id9" draw:end-glue-point="0" svg:d="M6648 21036v4065" svg:viewBox="0 0 1 4066">
          <text:p/>
        </draw:connector>
        <draw:connector draw:style-name="gr9" draw:text-style-name="P7" draw:layer="layout" svg:x1="20.598cm" svg:y1="21.001cm" svg:x2="20.598cm" svg:y2="25.101cm" draw:start-shape="id7" draw:start-glue-point="2" draw:end-shape="id10" draw:end-glue-point="0" svg:d="M20598 21001v4100" svg:viewBox="0 0 1 4101">
          <text:p/>
        </draw:connector>
        <draw:frame draw:style-name="gr10" draw:text-style-name="P9" draw:layer="layout" svg:width="32.9cm" svg:height="3.409cm" svg:x="4.398cm" svg:y="2.001cm">
          <draw:text-box>
            <text:p text:style-name="P8"><text:span text:style-name="T2">MRZ </text:span><text:span text:style-name="T2">CHEC</text:span><text:span text:style-name="T2">KER <text:s/></text:span></text:p>
            <text:p text:style-name="P8"><text:span text:style-name="T3"/></text:p>
            <text:p text:style-name="P8"><text:span text:style-name="T3"/></text:p>
            <text:p text:style-name="P8"><text:span text:style-name="T3">CLASSE</text:span><text:span text:style-name="T3">S </text:span><text:span text:style-name="T3">INHERIT</text:span><text:span text:style-name="T3">ANCE </text:span><text:span text:style-name="T3">FLOWC</text:span><text:span text:style-name="T3">HART</text:span></text:p>
          </draw:text-box>
        </draw:frame>
        <draw:custom-shape draw:style-name="gr1" draw:text-style-name="P2" xml:id="id2" draw:id="id2" draw:layer="layout" svg:width="4.9cm" svg:height="1.9cm" svg:x="4.2cm" svg:y="13.1cm">
          <text:p text:style-name="P1"><text:span text:style-name="T1">_TD3HashChec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3" draw:id="id3" draw:layer="layout" svg:width="5cm" svg:height="1.9cm" svg:x="18.1cm" svg:y="13.1cm">
          <text:p text:style-name="P1"><text:span text:style-name="T1">_TD2HashChec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" draw:id="id4" draw:layer="layout" svg:width="5cm" svg:height="1.9cm" svg:x="32.1cm" svg:y="13.1cm">
          <text:p text:style-name="P1"><text:span text:style-name="T1">_T</text:span><text:span text:style-name="T1">D1</text:span><text:span text:style-name="T1">Ha</text:span><text:span text:style-name="T1">sh</text:span><text:span text:style-name="T1">Ch</text:span><text:span text:style-name="T1">ec</text:span><text:span text:style-name="T1">k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2:59:49.688262346</meta:creation-date>
    <dc:date>2020-08-16T13:47:11.100719203</dc:date>
    <meta:editing-duration>PT5M58S</meta:editing-duration>
    <meta:editing-cycles>2</meta:editing-cycles>
    <meta:generator>LibreOffice/6.4.4.2$Linux_X86_64 LibreOffice_project/40$Build-2</meta:generator>
    <meta:document-statistic meta:object-count="22"/>
  </office:meta>
</office:document-meta>
</file>